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5" style:family="paragraph" style:parent-style-name="Heading_20_1" style:master-page-name="First_20_Page">
      <style:paragraph-properties style:page-number="auto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81511952" text:id="ct81511952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81559664" text:id="ct81559664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xml:id="ct81559760" text:id="ct81559760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103346316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xml:id="ct814424640" text:id="ct814424640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81556224" text:id="ct81556224">
          <text:insertion>
            <office:change-info>
              <dc:creator>Bob Jacobsen</dc:creator>
              <dc:date>2012-03-04T05:26:00</dc:date>
            </office:change-info>
          </text:insertion>
        </text:changed-region>
        <text:changed-region xml:id="ct76446288" text:id="ct76446288">
          <text:insertion>
            <office:change-info>
              <dc:creator>Bob Jacobsen</dc:creator>
              <dc:date>2012-03-04T05:27:00</dc:date>
            </office:change-info>
          </text:insertion>
        </text:changed-region>
        <text:changed-region xml:id="ct298998224" text:id="ct298998224">
          <text:insertion>
            <office:change-info>
              <dc:creator>Bob Jacobsen</dc:creator>
              <dc:date>2012-05-19T2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change-start text:change-id="ct81511952"/>Introduction (Informative)</text:h>
      <text:p text:style-name="Standard">This specification describes the protocol for transporting OpenLCB datagrams via CAN segments.</text:p>
      <text:h text:style-name="Heading_20_1" text:outline-level="1">References and Context (Informative)</text:h>
      <text:p text:style-name="Standard">This specification is in the context of the following OpenLCB-CAN Specifications:</text:p>
      <text:p text:style-name="Standard">The OpenLCB Message Network Specification, which specifies …</text:p>
      <text:p text:style-name="Standard">The OpenLCB Node Identifier Specification, which specifies …</text:p>
      <text:p text:style-name="Standard">The OpenLCB Event Identifier Specification, which specifies ...</text:p>
      <text:p text:style-name="Standard">“CAN” refers to the electrical and protocol specifications as defined in ISO 11898-1:2003 and ISO 11898-2:2003 and their successors.<text:change-end text:change-id="ct81511952"/><text:change-start text:change-id="ct81559664"/></text:p>
      <text:p text:style-name="Standard">For more information on format and presentation, see: </text:p>
      <text:list xml:id="list1035034739" text:style-name="L2">
        <text:list-item>
          <text:p text:style-name="P12">OpenLCB Common Information Technical Not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change-end text:change-id="ct81559664"/><text:change text:change-id="ct81559760"/><text:change-start text:change-id="ct814424640"/>External certification of parts shall be accepted for conformance to these standards. Conformance with a later version of a standard shall be accepted as conformance with the referenced versions.<text:change-end text:change-id="ct814424640"/><text:change-start text:change-id="ct81556224"/></text:p>
      <text:p text:style-name="Standard"/>
      <text:p text:style-name="Standard">(See TN, which contains dev note content<text:change-end text:change-id="ct81556224"/><text:change-start text:change-id="ct76446288"/>, which needs to be move here)</text:p>
      <text:p text:style-name="Standard"/>
      <text:h text:style-name="Heading_20_2" text:outline-level="2">Error Codes</text:h>
      <text:p text:style-name="Standard">DATAGRAM_REJECTED <text:s text:c="23"/>0x0000</text:p>
      <text:p text:style-name="Standard"><text:s/>DATAGRAM_REJECTED_PERMANENT_ERROR <text:s text:c="7"/>0x1000</text:p>
      <text:p text:style-name="Standard"><text:s/>DATAGRAM_REJECTED_INFORMATION_LOGGED <text:s text:c="4"/>0x1010</text:p>
      <text:p text:style-name="Standard"><text:s/>DATAGRAM_REJECTED_SOURCE_NOT_PERMITTED <text:s text:c="2"/>0x1020</text:p>
      <text:p text:style-name="Standard"><text:s/>DATAGRAM_REJECTED_DATAGRAMS_NOT_ACCEPTED 0x1040</text:p>
      <text:p text:style-name="Standard"><text:s/>DATAGRAM_REJECTED_BUFFER_FULL <text:s text:c="11"/>0x2000</text:p>
      <text:p text:style-name="Standard"><text:s/>DATAGRAM_REJECTED_OUT_OF_ORDER <text:s text:c="10"/>0x6000</text:p>
      <text:p text:style-name="Standard"><text:s/>DATAGRAM_REJECTED_NO_RESEND_MASK <text:s text:c="8"/>0x1000</text:p>
      <text:p text:style-name="Standard">DATAGRAM_REJECTED_RESEND_MASK <text:s text:c="11"/>0x2000</text:p>
      <text:p text:style-name="Standard">DATAGRAM_REJECTED_TRANSPORT_ERROR_MASK <text:s text:c="2"/>0x400<text:change-end text:change-id="ct76446288"/><text:change-start text:change-id="ct298998224"/>0<text:change-end text:change-id="ct29899822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821252752" text:id="ct82125275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813785712" text:id="ct81378571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821252752"/><text:change-start text:change-id="ct813785712"/>OpenLCB-CAN Datagram Transport Standard<text:change-end text:change-id="ct813785712"/></text:p>
      </style:header>
      <style:footer>
        <text:tracked-changes>
          <text:changed-region xml:id="ct543959248" text:id="ct54395924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543169248" text:id="ct543169248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4"><text:change text:change-id="ct543959248"/><text:change-start text:change-id="ct54316924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43169248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2-05-19T23:05:10.99">5/19/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43756672" text:id="ct543756672">
            <text:deletion>
              <office:change-info>
                <dc:creator>Bob Jacobsen</dc:creator>
                <dc:date>2010-10-07T21:46:00</dc:date>
              </office:change-info>
              <text:p text:style-name="MP8">NMRA TECHNICAL NOTES</text:p>
            </text:deletion>
          </text:changed-region>
          <text:changed-region xml:id="ct543756784" text:id="ct5437567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813743072" text:id="ct813743072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543756976" text:id="ct543756976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xml:id="ct543757088" text:id="ct543757088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543757184" text:id="ct54375718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813792864" text:id="ct813792864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813793184" text:id="ct81379318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813793280" text:id="ct813793280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43756672"/><text:change-start text:change-id="ct543756784"/>OpenLCB St<text:change-end text:change-id="ct543756784"/><text:change-start text:change-id="ct813743072"/>andard<text:change-end text:change-id="ct81374307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43756976"/><text:change-start text:change-id="ct543757088"/>OpenLCB-CAN Datagram Transport<text:change-end text:change-id="ct54375708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43757184"/><text:change-start text:change-id="ct813792864"/><text:date style:data-style-name="N75" text:date-value="2012-05-19T23:05:10.99">May 19, 2012</text:date><text:change-end text:change-id="ct813792864"/></text:p>
            </table:table-cell>
            <table:table-cell table:style-name="Table1.C1" office:value-type="string">
              <text:p text:style-name="MP7"><text:change text:change-id="ct813793184"/><text:change-start text:change-id="ct813793280"/>Preliminary<text:change-end text:change-id="ct813793280"/></text:p>
            </table:table-cell>
          </table:table-row>
        </table:table>
        <text:p text:style-name="Header"/>
      </style:header>
      <style:footer>
        <text:tracked-changes>
          <text:changed-region xml:id="ct299047600" text:id="ct299047600">
            <text:deletion>
              <office:change-info>
                <dc:creator>Bob Jacobsen</dc:creator>
                <dc:date>2011-07-23T20:12:00</dc:date>
              </office:change-info>
              <text:p text:style-name="MP10">Copyright 20</text:p>
            </text:deletion>
          </text:changed-region>
          <text:changed-region xml:id="ct299047504" text:id="ct299047504">
            <text:deletion>
              <office:change-info>
                <dc:creator>Bob Jacobsen</dc:creator>
                <dc:date>2010-10-07T21:47:00</dc:date>
              </office:change-info>
              <text:p text:style-name="MP10">90</text:p>
            </text:deletion>
          </text:changed-region>
          <text:changed-region xml:id="ct543757504" text:id="ct543757504">
            <text:deletion>
              <office:change-info>
                <dc:creator>Bob Jacobsen</dc:creator>
                <dc:date>2011-07-23T20:12:00</dc:date>
              </office:change-info>
              <text:p text:style-name="MP10">, by J. Day, D. Harris, B. Jacobsen, </text:p>
            </text:deletion>
          </text:changed-region>
          <text:changed-region xml:id="ct299047408" text:id="ct299047408">
            <text:deletion>
              <office:change-info>
                <dc:creator>Bob Jacobsen</dc:creator>
                <dc:date>2010-10-08T17:21:00</dc:date>
              </office:change-info>
              <text:p text:style-name="MP10">A. Robinson, </text:p>
            </text:deletion>
          </text:changed-region>
          <text:changed-region xml:id="ct543757392" text:id="ct543757392">
            <text:deletion>
              <office:change-info>
                <dc:creator>Bob Jacobsen</dc:creator>
                <dc:date>2011-07-23T20:12:00</dc:date>
              </office:change-info>
              <text:p text:style-name="MP10">and A. Shepherd</text:p>
            </text:deletion>
          </text:changed-region>
          <text:changed-region xml:id="ct813888368" text:id="ct813888368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9"><text:change text:change-id="ct299047600"/><text:change text:change-id="ct299047504"/><text:change text:change-id="ct543757504"/><text:change text:change-id="ct299047408"/><text:change text:change-id="ct543757392"/><text:change-start text:change-id="ct81388836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813888368"/><text:span text:style-name="MT4">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2-05-19T23:05:10.99">5/19/2012</text:date></text:span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Datagram Transport Standard</dc:title>
    <meta:initial-creator>Alex Shepherd</meta:initial-creator>
    <meta:creation-date>2009-01-22T07:11:27</meta:creation-date>
    <meta:editing-cycles>62</meta:editing-cycles>
    <meta:editing-duration>PT12H13M40S</meta:editing-duration>
    <meta:generator>OpenOffice.org/3.3$Unix OpenOffice.org_project/330m20$Build-9567</meta:generator>
    <dc:date>2012-05-19T23:05:11</dc:date>
    <dc:creator>Bob Jacobsen</dc:creator>
    <meta:keyword>OpenLCB-CAN Datagram Transport</meta:keyword>
    <meta:document-statistic meta:table-count="1" meta:image-count="1" meta:object-count="0" meta:page-count="2" meta:paragraph-count="53" meta:word-count="344" meta:character-count="2688"/>
    <meta:user-defined meta:name="Info 1"/>
    <meta:user-defined meta:name="Info 2"/>
    <meta:user-defined meta:name="Info 3"/>
    <meta:user-defined meta:name="Info 4"/>
  </office:meta>
</office:document-meta>
</file>